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officeooo:rsid="000b24fc" officeooo:paragraph-rsid="000b24fc"/>
    </style:style>
    <style:style style:name="P2" style:family="paragraph" style:parent-style-name="Preformatted_20_Text">
      <style:paragraph-properties fo:margin-top="0in" fo:margin-bottom="0.1965in" style:contextual-spacing="false"/>
    </style:style>
    <style:style style:name="P3" style:family="paragraph" style:parent-style-name="Preformatted_20_Text">
      <style:paragraph-properties fo:margin-top="0in" fo:margin-bottom="0.1965in" style:contextual-spacing="false"/>
      <style:text-properties officeooo:paragraph-rsid="000b24fc"/>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text-properties officeooo:rsid="000b24fc" officeooo:paragraph-rsid="000b24fc"/>
    </style:style>
    <style:style style:name="P7" style:family="paragraph" style:parent-style-name="Text_20_body">
      <style:text-properties officeooo:rsid="000cbc95" officeooo:paragraph-rsid="000cbc95"/>
    </style:style>
    <style:style style:name="P8" style:family="paragraph" style:parent-style-name="Text_20_body">
      <style:text-properties officeooo:rsid="000e7462" officeooo:paragraph-rsid="000e7462"/>
    </style:style>
    <style:style style:name="T1" style:family="text">
      <style:text-properties officeooo:rsid="000b24fc"/>
    </style:style>
    <style:style style:name="T2" style:family="text">
      <style:text-properties officeooo:rsid="000cbc95"/>
    </style:style>
    <style:style style:name="T3" style:family="text">
      <style:text-properties officeooo:rsid="000e7462"/>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 Practice Exam - 25 Questions</text:h>
      <text:p text:style-name="Text_20_body"><text:span text:style-name="Strong_20_Emphasis">Instructions:</text:span> Answer each question to the best of your ability. Some questions require short answers, others may need code examples or explanations.</text:p>
      <text:p text:style-name="Horizontal_20_Line"/>
      <text:h text:style-name="Heading_20_2" text:outline-level="2">Question 1</text:h>
      <text:p text:style-name="Text_20_body">What is the purpose of the "Hello, World!" program?</text:p>
      <text:p text:style-name="Text_20_body">- <text:span text:style-name="T1">to have a running functioning program, to make sure everything in the coding environment and IDE are working as expected, such as the compiler being up to date and the imported headers and libraries bringing in the necessary information</text:span></text:p>
      <text:p text:style-name="Horizontal_20_Line"/>
      <text:h text:style-name="Heading_20_2" text:outline-level="2">Question 2</text:h>
      <text:p text:style-name="Text_20_body">Name the four parts of a function.</text:p>
      <text:p text:style-name="P6">Name of the function, return type, arguments/parameters that it accepts, the body of the function that does the manipulation to the data</text:p>
      <text:p text:style-name="Horizontal_20_Line"/>
      <text:h text:style-name="Heading_20_2" text:outline-level="2">Question 3</text:h>
      <text:p text:style-name="Text_20_body">What is the difference between <text:span text:style-name="Source_20_Text">=</text:span> and <text:span text:style-name="Source_20_Text">==</text:span> in C++?</text:p>
      <text:p text:style-name="P6">= is an assignment whereas == is a boolean operator and is determining if the left and right side of the == operator are the same or equal. For example, x = 1 is assigning x the value of 1, where as 1 == 2 would be asking if 1 is equal to 2, and would return false</text:p>
      <text:p text:style-name="Horizontal_20_Line"/>
      <text:h text:style-name="Heading_20_2" text:outline-level="2">Question 4</text:h>
      <text:p text:style-name="Text_20_body">What are the three requirements a programmer should keep in mind when expressing computations?</text:p>
      <text:p text:style-name="P6">Does this answer the customers question, is the output what I expect, is the code compiling as expected</text:p>
      <text:p text:style-name="Horizontal_20_Line"/>
      <text:h text:style-name="Heading_20_2" text:outline-level="2">Question 5</text:h>
      <text:p text:style-name="Text_20_body">Write a single line of code that combines these three statements:</text:p>
      <text:p text:style-name="Preformatted_20_Text"><text:span text:style-name="Source_20_Text">cout &lt;&lt; "Hello, ";</text:span></text:p>
      <text:p text:style-name="Preformatted_20_Text"><text:span text:style-name="Source_20_Text">cout &lt;&lt; first_name;</text:span></text:p>
      <text:p text:style-name="P2"><text:span text:style-name="Source_20_Text">cout &lt;&lt; "!\n";</text:span></text:p>
      <text:p text:style-name="P3"><text:soft-page-break/><text:span text:style-name="Source_20_Text"><text:span text:style-name="T1">cout &lt;&lt; “Hello, “ &lt;&lt; first_name &lt;&lt; “!\n”;</text:span></text:span></text:p>
      <text:p text:style-name="Horizontal_20_Line"/>
      <text:h text:style-name="Heading_20_2" text:outline-level="2">Question 6</text:h>
      <text:p text:style-name="Text_20_body">What is a syntax error? Give two examples.</text:p>
      <text:p text:style-name="P6">A syntax error is writing something incorrectly, usually a typo such as not including a semicolon</text:p>
      <text:p text:style-name="P6">cout &lt;&lt; <text:s/>“Hello “</text:p>
      <text:p text:style-name="P6">cout &lt;&lt; “my name is…”;</text:p>
      <text:p text:style-name="P6">Or forgetting to provide a return type to a method</text:p>
      <text:p text:style-name="P6">main () {}</text:p>
      <text:p text:style-name="P6">rather than </text:p>
      <text:p text:style-name="P6">int main () {} </text:p>
      <text:p text:style-name="Horizontal_20_Line"/>
      <text:h text:style-name="Heading_20_2" text:outline-level="2">Question 7</text:h>
      <text:p text:style-name="Text_20_body">What is the difference between a statement and an expression?</text:p>
      <text:p text:style-name="P6">A statement is assigning a value, where as an expression is asking a question or performing arithmetic</text:p>
      <text:p text:style-name="Horizontal_20_Line"/>
      <text:h text:style-name="Heading_20_2" text:outline-level="2">Question 8</text:h>
      <text:p text:style-name="Text_20_body">Which of the following are legal C++ names? If illegal, explain why:</text:p>
      <text:list xml:id="list1697995401" text:style-name="L1">
        <text:list-item>
          <text:p text:style-name="P5"><text:span text:style-name="Source_20_Text">This_little_pig</text:span> </text:p>
        </text:list-item>
        <text:list-item>
          <text:p text:style-name="P5"><text:span text:style-name="Source_20_Text">2_For_1_special</text:span> </text:p>
        </text:list-item>
        <text:list-item>
          <text:p text:style-name="P5"><text:span text:style-name="Source_20_Text">correct?</text:span> </text:p>
        </text:list-item>
        <text:list-item>
          <text:p text:style-name="P4"><text:span text:style-name="Source_20_Text">MineMineMine</text:span> </text:p>
        </text:list-item>
      </text:list>
      <text:p text:style-name="P6">the first and last are legal, the second and third are illegal. The second starts with a number which is not allowed, and the third has a question mark which is also not allowed</text:p>
      <text:p text:style-name="Horizontal_20_Line"/>
      <text:h text:style-name="Heading_20_2" text:outline-level="2">Question 9</text:h>
      <text:p text:style-name="Text_20_body">What does <text:span text:style-name="Source_20_Text">vector&lt;char&gt; alphabet(26);</text:span> do?</text:p>
      <text:p text:style-name="Text_20_body">- <text:span text:style-name="T1">this creates a vector of characters that could hold the 26 letters of the alphabet.</text:span></text:p>
      <text:p text:style-name="Horizontal_20_Line"/>
      <text:h text:style-name="Heading_20_2" text:outline-level="2"><text:soft-page-break/>Question 10</text:h>
      <text:p text:style-name="Text_20_body">What is an lvalue? Give two operators that require an lvalue.</text:p>
      <text:p text:style-name="P6">Cannot remember! </text:p>
      <text:p text:style-name="Horizontal_20_Line"/>
      <text:h text:style-name="Heading_20_2" text:outline-level="2">Question 11</text:h>
      <text:p text:style-name="Text_20_body">What is the difference between initialization and assignment?</text:p>
      <text:p text:style-name="P6">Initialization is creating the variable in memory such as </text:p>
      <text:p text:style-name="P6">string name;</text:p>
      <text:p text:style-name="P6">or </text:p>
      <text:p text:style-name="P6">int x = 0;</text:p>
      <text:p text:style-name="P6"/>
      <text:p text:style-name="P6">whereas assignment is actually assigning a value to that variable such as </text:p>
      <text:p text:style-name="P6">string name = “bobby”;</text:p>
      <text:p text:style-name="P6">or </text:p>
      <text:p text:style-name="P6">int x = 27;</text:p>
      <text:p text:style-name="Horizontal_20_Line"/>
      <text:h text:style-name="Heading_20_2" text:outline-level="2">Question 12</text:h>
      <text:p text:style-name="Text_20_body">When should you use a for-loop versus a while-loop?</text:p>
      <text:p text:style-name="P6">A for loop is best when we can easily state the number of iterations, whereas a while loop must be performed until the expected condition is met </text:p>
      <text:p text:style-name="Horizontal_20_Line"/>
      <text:h text:style-name="Heading_20_2" text:outline-level="2">Question 13</text:h>
      <text:p text:style-name="Text_20_body">What are the four major types of errors in programming? Briefly define each.</text:p>
      <text:p text:style-name="P6">Syntax error – compiler is unable to understand what you are trying to say</text:p>
      <text:p text:style-name="P6">compile time error – error that will prohibit compiler from compiling the code</text:p>
      <text:p text:style-name="P6">runtime error – error not caught until the program is actively running</text:p>
      <text:p text:style-name="P6">logic error – error in the actual algorithm, something is not performing as expected</text:p>
      <text:p text:style-name="Horizontal_20_Line"/>
      <text:h text:style-name="Heading_20_2" text:outline-level="2">Question 14</text:h>
      <text:p text:style-name="Text_20_body">What is the index of the third element of a vector?</text:p>
      <text:p text:style-name="P6"><text:soft-page-break/>It would be at 2, since vectors start counting at 0 </text:p>
      <text:p text:style-name="Horizontal_20_Line"/>
      <text:h text:style-name="Heading_20_2" text:outline-level="2">Question 15</text:h>
      <text:p text:style-name="Text_20_body">How do you test if an input operation succeeded in C++? Provide code.</text:p>
      <text:p text:style-name="P6">Use the <text:span text:style-name="T2">assert</text:span>() method, if it returns true then your <text:span text:style-name="T2">assertion</text:span> is correct</text:p>
      <text:p text:style-name="Horizontal_20_Line"/>
      <text:h text:style-name="Heading_20_2" text:outline-level="2">Question 16</text:h>
      <text:p text:style-name="Text_20_body">What is type safety and why is it important?</text:p>
      <text:p text:style-name="P6">It is important so that you do not have unwanted data in expected places. If you want something to only be type int so that you can perform arithmetic on it, and a string enters into that variable, it will cause issues while the application is running</text:p>
      <text:p text:style-name="Horizontal_20_Line"/>
      <text:h text:style-name="Heading_20_2" text:outline-level="2">Question 17</text:h>
      <text:p text:style-name="Text_20_body">What terminates input into a string when using the <text:span text:style-name="Source_20_Text">&gt;&gt;</text:span> operator?</text:p>
      <text:p text:style-name="P6">A next line or blank space such as ‘ ‘</text:p>
      <text:p text:style-name="Horizontal_20_Line"/>
      <text:h text:style-name="Heading_20_2" text:outline-level="2">Question 18</text:h>
      <text:p text:style-name="Text_20_body">Write a for-loop that prints every element of a vector <text:span text:style-name="Source_20_Text">v</text:span>.</text:p>
      <text:p text:style-name="P6">for (int I = 0; I &lt; v.size(); <text:span text:style-name="T2">++</text:span>I) {</text:p>
      <text:p text:style-name="P6">cout &lt;&lt; v.[i];</text:p>
      <text:p text:style-name="P6">}</text:p>
      <text:p text:style-name="P1"/>
      <text:h text:style-name="Heading_20_2" text:outline-level="2">Question 19</text:h>
      <text:p text:style-name="Text_20_body">What is the difference between <text:span text:style-name="Source_20_Text">#include</text:span> and <text:span text:style-name="Source_20_Text">import</text:span> in C++?</text:p>
      <text:p text:style-name="P6">include is for <text:span text:style-name="T2">header files where as import is for namespaces. This is also only relevant in c++ 20 and forwards, previously only #include was used</text:span></text:p>
      <text:p text:style-name="Horizontal_20_Line"/>
      <text:h text:style-name="Heading_20_2" text:outline-level="2">Question 20</text:h>
      <text:p text:style-name="Text_20_body">What is a logic error? Give one example.</text:p>
      <text:p text:style-name="P7"><text:soft-page-break/>Trying to iterate over variable I such as ++i, however instead you write I += I and the outcome is not as expected because you are adding I against itself</text:p>
      <text:p text:style-name="Horizontal_20_Line"/>
      <text:h text:style-name="Heading_20_2" text:outline-level="2">Question 21</text:h>
      <text:p text:style-name="Text_20_body">What does <text:span text:style-name="Source_20_Text">push_back()</text:span> do to a vector?</text:p>
      <text:p text:style-name="P7">Adds a value to the vector, so if the vector is 2 long and you want to add another character to make it 3 long, you could say push_back(‘test’) and now your vector will have three strings instead of 2 </text:p>
      <text:p text:style-name="Horizontal_20_Line"/>
      <text:h text:style-name="Heading_20_2" text:outline-level="2">Question 22</text:h>
      <text:p text:style-name="Text_20_body">When is throwing an exception preferable to returning an "error value"?</text:p>
      <text:p text:style-name="P7">When the error is exceptional and you need the application to come to a stop. This would be an error you would never expect to see. An error value is when we expect some of the data to not be aligned or messy perhaps, we do not want the application to fail but we do want to log that the bad value passed through. </text:p>
      <text:p text:style-name="Horizontal_20_Line"/>
      <text:h text:style-name="Heading_20_2" text:outline-level="2">Question 23</text:h>
      <text:p text:style-name="Text_20_body">What is a precondition? Write a simple function that demonstrates checking a precondition with <text:span text:style-name="Source_20_Text">assert()</text:span>.</text:p>
      <text:p text:style-name="P7">A precondition is used to validate the expected data flowing into the method is the expected type, before it is applied into any arithmetic, for example </text:p>
      <text:p text:style-name="P7"/>
      <text:p text:style-name="P7">int add_positive_values (x, y) {</text:p>
      <text:p text:style-name="P7">assert(x&gt;0 &amp;&amp; y &gt; 0);</text:p>
      <text:p text:style-name="P7">add(x, y);</text:p>
      <text:p text:style-name="P7">} </text:p>
      <text:p text:style-name="Horizontal_20_Line"/>
      <text:h text:style-name="Heading_20_2" text:outline-level="2">Question 24</text:h>
      <text:p text:style-name="Text_20_body">What are the six steps in debugging a program?</text:p>
      <text:p text:style-name="P7">Make sure the program compiles,</text:p>
      <text:p text:style-name="P7">make <text:span text:style-name="T3">sure the output is as expected, </text:span></text:p>
      <text:p text:style-name="P8">I forgot the other steps</text:p>
      <text:p text:style-name="Horizontal_20_Line"/>
      <text:h text:style-name="Heading_20_2" text:outline-level="2"><text:soft-page-break/>Question 25</text:h>
      <text:p text:style-name="Text_20_body">How do you sort the elements of a vector?</text:p>
      <text:p text:style-name="P8">There are many ways to do this, but I cannot remember what the answer is based on the resources I sent you </text:p>
      <text:p text:style-name="Horizontal_20_Line"/>
      <text:p text:style-name="Text_20_body"><text:span text:style-name="Strong_20_Emphasis">When you're ready to submit your answers, I'll grade them and provide feedback on each question!</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9T06:57:58.150740651</meta:creation-date>
    <dc:date>2025-06-09T07:26:31.581274596</dc:date>
    <meta:editing-duration>PT3M3S</meta:editing-duration>
    <meta:editing-cycles>2</meta:editing-cycles>
    <meta:generator>LibreOffice/7.3.7.2$Linux_X86_64 LibreOffice_project/30$Build-2</meta:generator>
    <meta:document-statistic meta:table-count="0" meta:image-count="0" meta:object-count="0" meta:page-count="6" meta:paragraph-count="109" meta:word-count="1068" meta:character-count="5812" meta:non-whitespace-character-count="4833"/>
  </office:meta>
</office:document-meta>
</file>